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6.2125in" fo:margin-left="0.0035in" fo:margin-top="0in" fo:margin-bottom="0in" table:align="left" style:writing-mode="page"/>
    </style:style>
    <style:style style:name="Table1.A" style:family="table-column">
      <style:table-column-properties style:column-width="6.2125in"/>
    </style:style>
    <style:style style:name="Table1.1" style:family="table-row">
      <style:table-row-properties style:min-row-height="2.3681in" fo:keep-together="auto"/>
    </style:style>
    <style:style style:name="Table1.A1" style:family="table-cell">
      <style:table-cell-properties fo:background-color="#c0c0c0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2125in" fo:margin-left="0.0035in" fo:margin-top="0in" fo:margin-bottom="0in" table:align="left" style:writing-mode="page"/>
    </style:style>
    <style:style style:name="Table2.A" style:family="table-column">
      <style:table-column-properties style:column-width="6.2125in"/>
    </style:style>
    <style:style style:name="Table2.1" style:family="table-row">
      <style:table-row-properties style:min-row-height="2.3681in" fo:keep-together="auto"/>
    </style:style>
    <style:style style:name="Table2.A1" style:family="table-cell">
      <style:table-cell-properties fo:background-color="#c0c0c0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Normal_20__28_Web_29_">
      <style:paragraph-properties fo:margin-left="0.5in" fo:margin-top="0in" fo:margin-bottom="0in" style:contextual-spacing="false"/>
    </style:style>
    <style:style style:name="P2" style:family="paragraph" style:parent-style-name="Normal_20__28_Web_29_">
      <style:paragraph-properties fo:margin-left="0.5in" fo:margin-top="0in" fo:margin-bottom="0in" style:contextual-spacing="false" fo:text-indent="0.5in" style:auto-text-indent="false"/>
    </style:style>
    <style:style style:name="P3" style:family="paragraph" style:parent-style-name="Normal_20__28_Web_29_">
      <style:paragraph-properties fo:margin-top="0in" fo:margin-bottom="0in" style:contextual-spacing="false" fo:text-indent="0.5in" style:auto-text-indent="false"/>
    </style:style>
    <style:style style:name="P4" style:family="paragraph" style:parent-style-name="List_20_Paragraph" style:list-style-name="WWNum6">
      <style:text-properties officeooo:paragraph-rsid="001ce5e5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margin-left="0.5in" fo:margin-top="0in" fo:margin-bottom="0in" style:contextual-spacing="false" fo:break-before="pag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margin-left="0.5in"/>
      <style:text-properties fo:font-size="11pt" style:font-size-asian="11pt" style:font-size-complex="11pt"/>
    </style:style>
    <style:style style:name="P12" style:family="paragraph" style:parent-style-name="Standard">
      <style:paragraph-properties fo:margin-left="0.5in"/>
    </style:style>
    <style:style style:name="P13" style:family="paragraph" style:parent-style-name="Standard">
      <style:text-properties style:font-name="Courier New" fo:font-size="11pt" style:font-name-asian="Courier New1" style:font-size-asian="11pt" style:font-name-complex="Courier New1" style:font-size-complex="11pt"/>
    </style:style>
    <style:style style:name="P14" style:family="paragraph" style:parent-style-name="Standard">
      <style:paragraph-properties fo:margin-left="0.5in"/>
      <style:text-properties style:font-name="Courier New" fo:font-size="11pt" style:font-name-asian="Courier New1" style:font-size-asian="11pt" style:font-name-complex="Courier New1" style:font-size-complex="11pt"/>
    </style:style>
    <style:style style:name="P15" style:family="paragraph" style:parent-style-name="Standard">
      <style:paragraph-properties fo:margin-left="1in"/>
      <style:text-properties style:font-name="Courier New" fo:font-size="11pt" style:font-name-asian="Courier New1" style:font-size-asian="11pt" style:font-name-complex="Courier New1" style:font-size-complex="11pt"/>
    </style:style>
    <style:style style:name="P16" style:family="paragraph" style:parent-style-name="Standard">
      <style:text-properties style:font-name="Courier New" fo:font-size="11pt" officeooo:paragraph-rsid="001b5213" style:font-name-asian="Courier New1" style:font-size-asian="11pt" style:font-name-complex="Courier New1" style:font-size-complex="11pt"/>
    </style:style>
    <style:style style:name="P17" style:family="paragraph" style:parent-style-name="Standard">
      <style:text-properties style:font-name="Courier New" fo:font-size="11pt" officeooo:paragraph-rsid="001ce5e5" style:font-name-asian="Courier New1" style:font-size-asian="11pt" style:font-name-complex="Courier New1" style:font-size-complex="11pt"/>
    </style:style>
    <style:style style:name="P18" style:family="paragraph" style:parent-style-name="Standard">
      <style:paragraph-properties fo:margin-left="0.5in"/>
      <style:text-properties style:font-name="Courier New" style:font-name-asian="Courier New1" style:font-name-complex="Courier New1"/>
    </style:style>
    <style:style style:name="P19" style:family="paragraph" style:parent-style-name="Standard">
      <style:paragraph-properties fo:margin-top="0in" fo:margin-bottom="0in" style:contextual-spacing="false" fo:break-before="page"/>
    </style:style>
    <style:style style:name="P20" style:family="paragraph" style:parent-style-name="Standard">
      <style:paragraph-properties fo:text-indent="0.5in" style:auto-text-indent="false"/>
    </style:style>
    <style:style style:name="P21" style:family="paragraph" style:parent-style-name="Standard">
      <style:text-properties fo:font-weight="bold" style:font-weight-asian="bold"/>
    </style:style>
    <style:style style:name="P22" style:family="paragraph" style:parent-style-name="Standard" style:list-style-name="WWNum2"/>
    <style:style style:name="P23" style:family="paragraph" style:parent-style-name="Standard" style:list-style-name="WWNum3"/>
    <style:style style:name="P24" style:family="paragraph" style:parent-style-name="Standard" style:list-style-name="WWNum5"/>
    <style:style style:name="P25" style:family="paragraph" style:parent-style-name="Standard" style:list-style-name="WWNum6"/>
    <style:style style:name="P26" style:family="paragraph" style:parent-style-name="Standard" style:list-style-name="WWNum1"/>
    <style:style style:name="P27" style:family="paragraph" style:parent-style-name="Standard">
      <style:paragraph-properties fo:margin-left="1.3752in"/>
    </style:style>
    <style:style style:name="P28" style:family="paragraph" style:parent-style-name="Standard" style:list-style-name="WWNum4">
      <style:paragraph-properties fo:padding="0in" fo:border="none" style:shadow="none" style:join-border="false"/>
    </style:style>
    <style:style style:name="P29" style:family="paragraph" style:parent-style-name="Standard">
      <style:paragraph-properties fo:margin-left="0.5in" fo:padding="0in" fo:border="none" style:shadow="none" style:join-border="false"/>
      <style:text-properties fo:color="#000000" loext:opacity="100%" style:font-name="Courier New" fo:font-size="11pt" style:font-name-asian="Courier New1" style:font-size-asian="11pt" style:font-name-complex="Courier New1" style:font-size-complex="11pt"/>
    </style:style>
    <style:style style:name="P30" style:family="paragraph" style:parent-style-name="Standard">
      <style:text-properties officeooo:paragraph-rsid="001b5213"/>
    </style:style>
    <style:style style:name="P31" style:family="paragraph" style:parent-style-name="Standard">
      <style:paragraph-properties fo:margin-left="0.5in"/>
      <style:text-properties officeooo:paragraph-rsid="001b5213"/>
    </style:style>
    <style:style style:name="P32" style:family="paragraph" style:parent-style-name="Standard">
      <style:text-properties officeooo:rsid="001b5213" officeooo:paragraph-rsid="001b5213"/>
    </style:style>
    <style:style style:name="P33" style:family="paragraph" style:parent-style-name="Standard">
      <style:text-properties officeooo:paragraph-rsid="001ce5e5"/>
    </style:style>
    <style:style style:name="P34" style:family="paragraph" style:parent-style-name="Standard">
      <style:paragraph-properties fo:margin-left="0.5in" fo:text-indent="0.5in" style:auto-text-indent="false"/>
      <style:text-properties officeooo:paragraph-rsid="001ce5e5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d3b49" loext:opacity="100%" style:font-name="Times" fo:font-style="italic" style:font-name-asian="Times1" style:font-style-asian="italic" style:font-name-complex="Times1"/>
    </style:style>
    <style:style style:name="T4" style:family="text">
      <style:text-properties fo:color="#3d3b49" loext:opacity="100%" style:font-name="Arial" fo:font-size="13pt" fo:font-style="italic" style:font-name-asian="Arial1" style:font-size-asian="13pt" style:font-style-asian="italic" style:font-name-complex="Arial1" style:font-size-complex="13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7" style:family="text">
      <style:text-properties style:font-name="Courier New" fo:font-size="11pt" fo:font-weight="bold" style:font-name-asian="Courier New1" style:font-size-asian="11pt" style:font-weight-asian="bold" style:font-name-complex="Courier New1" style:font-size-complex="11pt"/>
    </style:style>
    <style:style style:name="T8" style:family="text">
      <style:text-properties style:font-name="Courier New" fo:font-size="11pt" fo:font-weight="bold" officeooo:rsid="001b5213" style:font-name-asian="Courier New1" style:font-size-asian="11pt" style:font-weight-asian="bold" style:font-name-complex="Courier New1" style:font-size-complex="11pt"/>
    </style:style>
    <style:style style:name="T9" style:family="text">
      <style:text-properties style:font-name="Courier New" fo:font-size="11pt" fo:font-weight="bold" officeooo:rsid="001ce5e5" style:font-name-asian="Courier New1" style:font-size-asian="11pt" style:font-weight-asian="bold" style:font-name-complex="Courier New1" style:font-size-complex="11pt"/>
    </style:style>
    <style:style style:name="T10" style:family="text">
      <style:text-properties style:font-name="Courier New" style:font-name-asian="Courier New1" style:font-name-complex="Courier New1"/>
    </style:style>
    <style:style style:name="T11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2" style:family="text">
      <style:text-properties style:font-name="Courier New" fo:font-size="10pt" officeooo:rsid="00182deb" style:font-name-asian="Courier New1" style:font-size-asian="10pt" style:font-name-complex="Courier New1" style:font-size-complex="10pt"/>
    </style:style>
    <style:style style:name="T13" style:family="text">
      <style:text-properties style:font-name="Courier New" fo:font-size="10pt" officeooo:rsid="001b5213" style:font-name-asian="Courier New1" style:font-size-asian="10pt" style:font-name-complex="Courier New1" style:font-size-complex="10pt"/>
    </style:style>
    <style:style style:name="T14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5" style:family="text">
      <style:text-properties fo:font-weight="bold" style:font-weight-asian="bold"/>
    </style:style>
    <style:style style:name="T16" style:family="text">
      <style:text-properties fo:color="#000000" loext:opacity="100%" style:font-name="Courier New" fo:font-size="11pt" style:font-size-asian="11pt" style:font-name-complex="Courier New1" style:font-size-complex="11pt"/>
    </style:style>
    <style:style style:name="T17" style:family="text">
      <style:text-properties fo:color="#000000" loext:opacity="100%" style:font-name="Courier New" fo:font-size="11pt" style:font-name-asian="Courier New1" style:font-size-asian="11pt" style:font-name-complex="Courier New1" style:font-size-complex="11pt"/>
    </style:style>
    <style:style style:name="T18" style:family="text">
      <style:text-properties fo:color="#000000" loext:opacity="100%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0000" loext:opacity="100%" style:font-name="Times" fo:font-weight="bold" style:font-name-asian="Times1" style:font-weight-asian="bold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"><text:span text:style-name="T1">Module 5 Lab: <text:s/>Repetition Structures</text:span><text:span text:style-name="T1"/></text:p>
      <text:p text:style-name="P5">This lab accompanies Chapter 3 - Control Statements and Program Development in <text:span text:style-name="T3">Intro to</text:span><text:span text:style-name="T4"> </text:span><text:span text:style-name="T3">Python for Computer Science and Data Science: Learning to Program with AI, Big Data and The Cloud</text:span>.</text:p>
      <text:p text:style-name="P7"/>
      <text:p text:style-name="P7"/>
      <text:p text:style-name="Standard" loext:marker-style-name="T2"><text:span text:style-name="T1">Module 5 Lab Part 1 –Repetition Structures Pseudocode: <text:s/>Condition Controlled Loops </text:span><text:span text:style-name="T1"/></text:p>
      <text:p text:style-name="P8" loext:marker-style-name="T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 loext:marker-style-name="T5"><text:span text:style-name="T5">Critical Review</text:span><text:span text:style-name="T5"/></text:p>
            <text:p text:style-name="P10" loext:marker-style-name="T5"/>
            <text:p text:style-name="P12" loext:marker-style-name="T5"><text:span text:style-name="T5">A repetition structure causes a statement or set of statements to execute repeatedly.</text:span><text:span text:style-name="T5"/></text:p>
            <text:p text:style-name="P11" loext:marker-style-name="T5"/>
            <text:p text:style-name="P12" loext:marker-style-name="T5"><text:span text:style-name="T5">Repetition structures are used to perform the same task over and over. <text:s/></text:span><text:span text:style-name="T5"/></text:p>
            <text:p text:style-name="P11" loext:marker-style-name="T5"/>
            <text:p text:style-name="P12" loext:marker-style-name="T5"><text:span text:style-name="T5">Repetition structures are commonly called loops</text:span><text:span text:style-name="T5"/></text:p>
            <text:p text:style-name="P11" loext:marker-style-name="T5"/>
            <text:p text:style-name="P12" loext:marker-style-name="T5"><text:span text:style-name="T5">A condition-controlled loop uses a true/false condition to control the number of times that it repeats.</text:span><text:span text:style-name="T5"/></text:p>
            <text:p text:style-name="P11" loext:marker-style-name="T5"/>
            <text:p text:style-name="P12" loext:marker-style-name="T5"><text:span text:style-name="T5">The general structure of a While loop with a condition-controlled statement is:</text:span><text:span text:style-name="T5"/></text:p>
            <text:p text:style-name="P11" loext:marker-style-name="T5"/>
            <text:p text:style-name="P12" loext:marker-style-name="T6"><text:span text:style-name="T6">//Declare loop control variable</text:span><text:span text:style-name="T6"/></text:p>
            <text:p text:style-name="P12" loext:marker-style-name="T6"><text:span text:style-name="T6">While condition</text:span><text:span text:style-name="T6"/></text:p>
            <text:p text:style-name="P12" loext:marker-style-name="T6"><text:span text:style-name="T6"><text:s text:c="5"/>Statement</text:span><text:span text:style-name="T6"/></text:p>
            <text:p text:style-name="P12" loext:marker-style-name="T6"><text:span text:style-name="T6"><text:s text:c="5"/>Statement</text:span><text:span text:style-name="T6"/></text:p>
            <text:p text:style-name="P12" loext:marker-style-name="T6"><text:span text:style-name="T6"><text:s text:c="5"/>Etc.</text:span><text:span text:style-name="T6"/></text:p>
            <text:p text:style-name="P12" loext:marker-style-name="T6"><text:span text:style-name="T6"><text:s text:c="5"/>//Ask Question that changes the loop control variable</text:span><text:span text:style-name="T6"/></text:p>
            <text:p text:style-name="P12" loext:marker-style-name="T6"><text:span text:style-name="T6">End While</text:span><text:span text:style-name="T6"/></text:p>
            <text:p text:style-name="P14" loext:marker-style-name="T6"/>
            <text:p text:style-name="P12" loext:marker-style-name="T5"><text:span text:style-name="T5">The general structure of a Do While loop with a condition-controlled statement is:</text:span><text:span text:style-name="T5"/></text:p>
            <text:p text:style-name="P11" loext:marker-style-name="T5"/>
            <text:p text:style-name="P12" loext:marker-style-name="T6"><text:span text:style-name="T6">//Declare loop control variable</text:span><text:span text:style-name="T6"/></text:p>
            <text:p text:style-name="P12" loext:marker-style-name="T6"><text:span text:style-name="T6">Do</text:span><text:span text:style-name="T6"/></text:p>
            <text:p text:style-name="P12" loext:marker-style-name="T6"><text:span text:style-name="T6"><text:s text:c="5"/>Statement</text:span><text:span text:style-name="T6"/></text:p>
            <text:p text:style-name="P12" loext:marker-style-name="T6"><text:span text:style-name="T6"><text:s text:c="5"/>Statement</text:span><text:span text:style-name="T6"/></text:p>
            <text:p text:style-name="P12" loext:marker-style-name="T6"><text:span text:style-name="T6"><text:s text:c="5"/>Etc.</text:span><text:span text:style-name="T6"/></text:p>
            <text:p text:style-name="P12" loext:marker-style-name="T6"><text:span text:style-name="T6"><text:s text:c="5"/>//Ask Question that changes the loop control variable</text:span><text:span text:style-name="T6"/></text:p>
            <text:p text:style-name="P12" loext:marker-style-name="T6"><text:span text:style-name="T6">While Condition</text:span><text:span text:style-name="T6"/></text:p>
            <text:p text:style-name="P10" loext:marker-style-name="T5"/>
            <text:p text:style-name="P11" loext:marker-style-name="T5"/>
          </table:table-cell>
        </table:table-row>
      </table:table>
      <text:p text:style-name="P8" loext:marker-style-name="T2"/>
      <text:p text:style-name="Standard">This lab requires you to implement a condition controlled loop.</text:p>
      <text:p text:style-name="Standard"/>
      <text:p text:style-name="Standard">Note that while many software languages have a do-while-loop, Python does not. </text:p>
      <text:p text:style-name="Standard"/>
      <text:p text:style-name="P19"><text:span text:style-name="T15">Step 1: <text:s/></text:span>Examine the following <text:span text:style-name="T10">code</text:span> from <text:span text:style-name="T15">Decisions and Boolean Logic Lab</text:span> <text:span text:style-name="T15">from Module 4 Part 2</text:span>. <text:s/>Loops are commonly used to call blocks of code multiple times. <text:s/>The common design pattern is to use a while or for loop around the block of code. <text:s/></text:p>
      <text:p text:style-name="Standard"/>
      <text:p text:style-name="P12" loext:marker-style-name="T6"><text:span text:style-name="T6"><text:tab/>//Declare local variables </text:span><text:span text:style-name="T6"/></text:p>
      <text:p text:style-name="P12" loext:marker-style-name="T6"><text:span text:style-name="T6"><text:tab/>Declare Real monthlySales</text:span><text:span text:style-name="T6"/></text:p>
      <text:p text:style-name="P12" loext:marker-style-name="T6"><text:span text:style-name="T6"><text:tab/>Declare Real storeAmount</text:span><text:span text:style-name="T6"/></text:p>
      <text:p text:style-name="P12" loext:marker-style-name="T6"><text:span text:style-name="T6"><text:tab/>Declare Real empAmount</text:span><text:span text:style-name="T6"/></text:p>
      <text:p text:style-name="P12" loext:marker-style-name="T6"><text:span text:style-name="T6"><text:tab/>Declare Real salesIncrease</text:span><text:span text:style-name="T6"/></text:p>
      <text:p text:style-name="P12" loext:marker-style-name="T6"><text:span text:style-name="T6"><text:tab/></text:span><text:span text:style-name="T6"/></text:p>
      <text:p text:style-name="P12" loext:marker-style-name="T6"><text:span text:style-name="T6"><text:tab/>//Code to be repeated</text:span><text:span text:style-name="T6"/></text:p>
      <text:p text:style-name="P1"><text:span text:style-name="T6"><text:tab/></text:span><text:span text:style-name="T16"># include code to get the monthly Sales</text:span></text:p>
      <text:p text:style-name="P2"><text:span text:style-name="T16"># include code to get the Increase in Sales</text:span></text:p>
      <text:p text:style-name="P2"><text:span text:style-name="T16"># include code to Calculate the Store Bonus</text:span></text:p>
      <text:p text:style-name="P2"><text:span text:style-name="T16"># include code to Calculate the Employee Bonus</text:span></text:p>
      <text:p text:style-name="P2"><text:span text:style-name="T16"># include code to print out all the results</text:span></text:p>
      <text:p text:style-name="P14" loext:marker-style-name="T6"/>
      <text:p text:style-name="Standard"/>
      <text:p text:style-name="Standard"/>
      <text:p text:style-name="Standard"><text:span text:style-name="T15">Step 2: <text:s/></text:span>In the space provided below, create a loop control variable named <text:span text:style-name="T10">keepGoing</text:span> of the data type <text:span text:style-name="T10">String</text:span>. <text:s/>Initialize this variable to "y". <text:s/></text:p>
      <text:p text:style-name="Standard"/>
      <text:p text:style-name="Standard"><text:span text:style-name="T12">keepGoing = “y” </text:span><text:span text:style-name="T11">/insert code to the left</text:span></text:p>
      <text:p text:style-name="Standard"/>
      <text:p text:style-name="Standard"/>
      <text:p text:style-name="Standard"><text:span text:style-name="T15">Step 3: <text:s/></text:span>In the space provided, write a <text:span text:style-name="T10">While</text:span> statement.</text:p>
      <text:p text:style-name="Standard"/>
      <text:p text:style-name="Standard" loext:marker-style-name="T11"><text:span text:style-name="T11"><text:s text:c="3"/>// Declare local variables </text:span><text:span text:style-name="T11"/></text:p>
      <text:p text:style-name="Standard" loext:marker-style-name="T11"><text:span text:style-name="T11"><text:s text:c="3"/>Declare Real monthlySales</text:span><text:span text:style-name="T11"/></text:p>
      <text:p text:style-name="Standard" loext:marker-style-name="T11"><text:span text:style-name="T11"><text:s text:c="3"/>Declare Real storeAmount</text:span><text:span text:style-name="T11"/></text:p>
      <text:p text:style-name="Standard" loext:marker-style-name="T11"><text:span text:style-name="T11"><text:s text:c="3"/>Declare Real empAmount</text:span><text:span text:style-name="T11"/></text:p>
      <text:p text:style-name="Standard" loext:marker-style-name="T11"><text:span text:style-name="T11"><text:s text:c="3"/>Declare Real salesIncrease</text:span><text:span text:style-name="T11"/></text:p>
      <text:p text:style-name="Standard" loext:marker-style-name="T11"><text:span text:style-name="T11"><text:s text:c="3"/></text:span><text:span text:style-name="T12">while ( keepGoing == “y” ):</text:span><text:span text:style-name="T11"> //insert code to the left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s text:c="3"/>// Function calls</text:span></text:p>
      <text:p text:style-name="P30" loext:marker-style-name="T11"><text:span text:style-name="T11"><text:s text:c="3"/></text:span><text:span text:style-name="T13">while keepGoing == “y”:</text:span></text:p>
      <text:p text:style-name="P20" loext:marker-style-name="T11"><text:span text:style-name="T16"># include code to get the monthly Sales</text:span></text:p>
      <text:p text:style-name="P3"><text:span text:style-name="T16"># include code to get the Increase in Sales</text:span></text:p>
      <text:p text:style-name="P3"><text:span text:style-name="T16"># include code to Calculate the Store Bonus</text:span></text:p>
      <text:p text:style-name="P3"><text:span text:style-name="T16"># include code to Calculate the Employee Bonus</text:span></text:p>
      <text:p text:style-name="P3"><text:span text:style-name="T16"># include code to print out all the result</text:span></text:p>
      <text:p text:style-name="P30" loext:marker-style-name="T11"><text:span text:style-name="T11"><text:s text:c="6"/></text:span><text:span text:style-name="T13">keepGoing = input( "Do you want to run the program again? (Enter y for yes)." )</text:span></text:p>
      <text:p text:style-name="Standard" loext:marker-style-name="T11"><text:span text:style-name="T11"><text:s text:c="3"/></text:span></text:p>
      <text:p text:style-name="P13" loext:marker-style-name="T6"/>
      <text:p text:style-name="P13" loext:marker-style-name="T6"/>
      <text:p text:style-name="P21" loext:marker-style-name="T15"/>
      <text:p text:style-name="P19"><text:span text:style-name="T15">Step 4: <text:s/></text:span>In the space provided below, create a loop control variable named <text:span text:style-name="T10">keepGoing</text:span> of the data type string. <text:s/>Initialize this variable to "y". <text:s/></text:p>
      <text:p text:style-name="Standard"/>
      <text:p text:style-name="P30"><text:span text:style-name="T12">keepGoing = “y” /</text:span><text:span text:style-name="T11">/insert code to the left</text:span></text:p>
      <text:p text:style-name="Standard"/>
      <text:p text:style-name="Standard"/>
      <text:p text:style-name="Standard"><text:span text:style-name="T15">Step 5: <text:s/></text:span>In the space provided, write a <text:span text:style-name="T10">Do</text:span>-<text:span text:style-name="T10">While</text:span> statement.</text:p>
      <text:p text:style-name="Standard"/>
      <text:p text:style-name="Standard" loext:marker-style-name="T11"><text:span text:style-name="T11"><text:s text:c="3"/>// Declare local variables </text:span><text:span text:style-name="T11"/></text:p>
      <text:p text:style-name="Standard" loext:marker-style-name="T11"><text:span text:style-name="T11"><text:s text:c="3"/>Declare Real monthlySales</text:span><text:span text:style-name="T11"/></text:p>
      <text:p text:style-name="Standard" loext:marker-style-name="T11"><text:span text:style-name="T11"><text:s text:c="3"/>Declare Real storeAmount</text:span><text:span text:style-name="T11"/></text:p>
      <text:p text:style-name="Standard" loext:marker-style-name="T11"><text:span text:style-name="T11"><text:s text:c="3"/>Declare Real empAmount</text:span><text:span text:style-name="T11"/></text:p>
      <text:p text:style-name="Standard" loext:marker-style-name="T11"><text:span text:style-name="T11"><text:s text:c="3"/>Declare Real salesIncrease</text:span><text:span text:style-name="T11"/></text:p>
      <text:p text:style-name="P30" loext:marker-style-name="T11"><text:span text:style-name="T11"><text:s text:c="3"/></text:span><text:span text:style-name="T12">keepGoing = “y” </text:span><text:span text:style-name="T11">//insert code to the left 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s text:c="3"/>// Do-While Loop</text:span><text:span text:style-name="T11"/></text:p>
      <text:p text:style-name="Standard" loext:marker-style-name="T11"><text:span text:style-name="T11">Do</text:span></text:p>
      <text:p text:style-name="P20" loext:marker-style-name="T11"><text:span text:style-name="T16"># include code to get the monthly Sales</text:span></text:p>
      <text:p text:style-name="P3"><text:span text:style-name="T16"># include code to get the Increase in Sales</text:span></text:p>
      <text:p text:style-name="P3"><text:span text:style-name="T16"># include code to Calculate the Store Bonus</text:span></text:p>
      <text:p text:style-name="P3"><text:span text:style-name="T16"># include code to Calculate the Employee Bonus</text:span></text:p>
      <text:p text:style-name="P3"><text:span text:style-name="T16"># include code to print out all the results</text:span></text:p>
      <text:p text:style-name="Standard" loext:marker-style-name="T11"><text:span text:style-name="T11"><text:s text:c="6"/>Display "Do you want to run the program again? (Enter y for yes)."</text:span><text:span text:style-name="T11"/></text:p>
      <text:p text:style-name="P30" loext:marker-style-name="T11"><text:span text:style-name="T11"><text:s text:c="6"/></text:span><text:span text:style-name="T13">keepGoing = input( "Do you want to run the program again? (Enter y for yes)." )</text:span></text:p>
      <text:p text:style-name="P30" loext:marker-style-name="T11"><text:span text:style-name="T13">while keepGoing == “y”:</text:span></text:p>
      <text:p text:style-name="P30" loext:marker-style-name="T11"><text:span text:style-name="T11"/></text:p>
      <text:p text:style-name="P8" loext:marker-style-name="T2"/>
      <text:p text:style-name="P8" loext:marker-style-name="T2"/>
      <text:p text:style-name="P8" loext:marker-style-name="T2"/>
      <text:p text:style-name="P19" loext:marker-style-name="T2"><text:span text:style-name="T1">Module 5 Lab Part 2 –Repetition Structures Pseudocode: Count Controlled Loops</text:span><text:span text:style-name="T1"/></text:p>
      <text:p text:style-name="P8" loext:marker-style-name="T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 loext:marker-style-name="T5"><text:span text:style-name="T5">Critical Review</text:span><text:span text:style-name="T5"/></text:p>
            <text:p text:style-name="P10" loext:marker-style-name="T5"/>
            <text:p text:style-name="P12" loext:marker-style-name="T5"><text:span text:style-name="T5">A count-controlled loop repeats a specific number of times.</text:span><text:span text:style-name="T5"/></text:p>
            <text:p text:style-name="P11" loext:marker-style-name="T5"/>
            <text:p text:style-name="P12" loext:marker-style-name="T5"><text:span text:style-name="T5">The loop keeps a count of the number of times that it iterates, and when the count reaches a specified amount the loop stops.</text:span><text:span text:style-name="T5"/></text:p>
            <text:p text:style-name="P11" loext:marker-style-name="T5"/>
            <text:p text:style-name="P12" loext:marker-style-name="T5"><text:span text:style-name="T5">A variable, known as a counter variable, is used to store the number of iterations that it has performed. <text:s/></text:span><text:span text:style-name="T5"/></text:p>
            <text:p text:style-name="P11" loext:marker-style-name="T5"/>
            <text:p text:style-name="P12" loext:marker-style-name="T5"><text:span text:style-name="T5">The three actions that take place are initialization, test, and increment.</text:span><text:span text:style-name="T5"/></text:p>
            <text:list text:style-name="WWNum2">
              <text:list-item>
                <text:p text:style-name="P22" loext:marker-style-name="T5"><text:span text:style-name="T5">Initialization: <text:s/>Before the loop begins, the counter variable is initialized to a starting value. <text:s/></text:span><text:span text:style-name="T5"/></text:p>
              </text:list-item>
              <text:list-item>
                <text:p text:style-name="P22" loext:marker-style-name="T5"><text:span text:style-name="T5">Test: <text:s/>The loop tests the counter variable by comparing it to a maximum value.</text:span><text:span text:style-name="T5"/></text:p>
              </text:list-item>
              <text:list-item>
                <text:p text:style-name="P22" loext:marker-style-name="T5"><text:span text:style-name="T5">Increment: <text:s/>To increment a variable means to increase its value. <text:s/>This is done by adding one to the loop control variable.</text:span><text:span text:style-name="T5"/></text:p>
              </text:list-item>
            </text:list>
            <text:p text:style-name="P11" loext:marker-style-name="T5"/>
            <text:p text:style-name="P12" loext:marker-style-name="T5"><text:span text:style-name="T5">Any loop can be used with a count-controlled loop.</text:span><text:span text:style-name="T5"/></text:p>
            <text:p text:style-name="P11" loext:marker-style-name="T5"/>
            <text:p text:style-name="P12" loext:marker-style-name="T5"><text:span text:style-name="T5">A running total is a sum of numbers that accumulates with each iteration of a loop. <text:s/>The variable used to keep the running total is called an accumulator.</text:span><text:span text:style-name="T5"/></text:p>
            <text:p text:style-name="P10" loext:marker-style-name="T5"/>
          </table:table-cell>
        </table:table-row>
      </table:table>
      <text:p text:style-name="P8" loext:marker-style-name="T2"/>
      <text:p text:style-name="Standard">This lab requires you to write a complete program using a condition controlled loop, a counter controlled loop, and an accumulator. <text:s/>The program is as follows: <text:s/></text:p>
      <text:p text:style-name="Standard"/>
      <text:p text:style-name="P12" loext:marker-style-name="T6"><text:span text:style-name="T6">Write a program that will allow a grocery store to keep track of the total number of bottles collected for seven days.</text:span><text:span text:style-name="T6"/></text:p>
      <text:p text:style-name="P14" loext:marker-style-name="T6"/>
      <text:p text:style-name="P12" loext:marker-style-name="T6"><text:span text:style-name="T6">The program will calculate the total number of bottles returned for the week and the amount paid out (the total returned times .10 cents). </text:span><text:span text:style-name="T6"/></text:p>
      <text:p text:style-name="P14" loext:marker-style-name="T6"/>
      <text:p text:style-name="P12" loext:marker-style-name="T6"><text:span text:style-name="T6">The output of the program should include the total number of bottles returned and the total paid out. <text:s/></text:span><text:span text:style-name="T6"/></text:p>
      <text:p text:style-name="P14" loext:marker-style-name="T6"/>
      <text:p text:style-name="P12" loext:marker-style-name="T6"><text:span text:style-name="T6">The program will ask the user if they have more data to enter and will end the program if they do not. </text:span><text:span text:style-name="T6"/></text:p>
      <text:p text:style-name="Standard"/>
      <text:p text:style-name="Standard"><text:span text:style-name="T15">Step 1: <text:s/></text:span>In the pseudocode below, declare the following variables under the documentation for Step 1. <text:s/></text:p>
      <text:list text:style-name="WWNum3">
        <text:list-item>
          <text:p text:style-name="P23">A variable called <text:span text:style-name="T10">totalBottles</text:span> that is initialized to 0</text:p>
          <text:list>
            <text:list-item>
              <text:p text:style-name="P23">This variable will store the accumulated bottle values</text:p>
            </text:list-item>
          </text:list>
        </text:list-item>
        <text:list-item>
          <text:p text:style-name="P23">A variable called <text:span text:style-name="T10">counter</text:span> and that is initialized to 1</text:p>
          <text:list>
            <text:list-item>
              <text:p text:style-name="P23">This variable will control the loop </text:p>
            </text:list-item>
          </text:list>
        </text:list-item>
        <text:list-item>
          <text:p text:style-name="P23">A variable called <text:span text:style-name="T10">todayBottles</text:span> that is initialized to 0</text:p>
          <text:list>
            <text:list-item>
              <text:p text:style-name="P23">This variable will store the number of bottles returned on a day</text:p>
            </text:list-item>
          </text:list>
        </text:list-item>
        <text:list-item>
          <text:p text:style-name="P23"><text:soft-page-break/>A variable called <text:span text:style-name="T10">totalPayout</text:span> that is initialized to 0</text:p>
          <text:list>
            <text:list-item>
              <text:p text:style-name="P23">This variable will store the calculated value of totalBottles times .10</text:p>
            </text:list-item>
          </text:list>
        </text:list-item>
        <text:list-item>
          <text:p text:style-name="P23">A variable called <text:span text:style-name="T10">keepGoing</text:span> that is initialized to "y"</text:p>
          <text:list>
            <text:list-item>
              <text:p text:style-name="P23">This variable will be used to run the program again</text:p>
            </text:list-item>
          </text:list>
        </text:list-item>
      </text:list>
      <text:p text:style-name="Standard"/>
      <text:p text:style-name="Standard"><text:span text:style-name="T15">Step 2: <text:s/></text:span>In the pseudocode below, make calls to the following sections of code under the documentation for Step 2.</text:p>
      <text:list text:continue-numbering="true" text:style-name="WWNum3">
        <text:list-item>
          <text:p text:style-name="P23">Code to set the variable <text:span text:style-name="T10">totalBottles</text:span> that contains the total number of bottles for the week. </text:p>
        </text:list-item>
        <text:list-item>
          <text:p text:style-name="P23">Code to set the variable <text:span text:style-name="T10">totalPayout</text:span> using the variable <text:span text:style-name="T10">totalBottles. </text:span>It returns the total payout for the week.<text:span text:style-name="T10"> </text:span></text:p>
        </text:list-item>
        <text:list-item>
          <text:p text:style-name="P23">Code that prints out the total number of bottles collected and the total payout using the variables <text:span text:style-name="T10">totalBottles</text:span> and <text:span text:style-name="T10">totalPayout. </text:span></text:p>
        </text:list-item>
      </text:list>
      <text:p text:style-name="Standard"/>
      <text:p text:style-name="P32">j</text:p>
      <text:p text:style-name="Standard"><text:span text:style-name="T15">Step 3: <text:s/></text:span>In the pseudocode below, write a condition controlled while loop around your function calls using the <text:span text:style-name="T10">keepGoing</text:span> variable under the documentation for Step 3.</text:p>
      <text:p text:style-name="Standard"/>
      <text:p text:style-name="Standard" loext:marker-style-name="T6"><text:span text:style-name="T15">Complete Steps 1-3 below:</text:span><text:span text:style-name="T7"/></text:p>
      <text:p text:style-name="P14" loext:marker-style-name="T6"/>
      <text:p text:style-name="Standard" loext:marker-style-name="T11"><text:span text:style-name="T11"><text:s text:c="3"/></text:span><text:span text:style-name="T14">// Step 1: Declare variables below</text:span><text:span text:style-name="T11"> </text:span></text:p>
      <text:p text:style-name="Standard" loext:marker-style-name="T11"><text:span text:style-name="T11"><text:tab/></text:span><text:span text:style-name="T13">totalBottles 0</text:span></text:p>
      <text:p text:style-name="Standard" loext:marker-style-name="T11"><text:span text:style-name="T13"><text:tab/>counter 1</text:span></text:p>
      <text:p text:style-name="Standard" loext:marker-style-name="T11"><text:span text:style-name="T13"><text:tab/>todayBottles 0</text:span></text:p>
      <text:p text:style-name="Standard" loext:marker-style-name="T11"><text:span text:style-name="T13"><text:tab/>totalPayout</text:span></text:p>
      <text:p text:style-name="Standard" loext:marker-style-name="T11"><text:span text:style-name="T13"><text:tab/>keepGoing = “y”</text:span></text:p>
      <text:p text:style-name="Standard" loext:marker-style-name="T11"><text:span text:style-name="T11"><text:tab/></text:span></text:p>
      <text:p text:style-name="Standard" loext:marker-style-name="T11"><text:span text:style-name="T11"><text:s text:c="3"/></text:span><text:span text:style-name="T14">// Step 3: Loop to run program again</text:span></text:p>
      <text:p text:style-name="P30" loext:marker-style-name="T11"><text:span text:style-name="T11"><text:s text:c="3"/>While </text:span><text:span text:style-name="T13">keepGoing</text:span></text:p>
      <text:p text:style-name="Standard" loext:marker-style-name="T11"><text:span text:style-name="T11"><text:s text:c="6"/></text:span><text:span text:style-name="T14">// Step 2: Code to set value of variables</text:span></text:p>
      <text:p text:style-name="Standard" loext:marker-style-name="T11"><text:span text:style-name="T11"><text:s text:c="6"/># code to set value of variable totalBottles </text:span></text:p>
      <text:p text:style-name="Standard" loext:marker-style-name="T11"><text:span text:style-name="T11"><text:s text:c="6"/></text:span><text:span text:style-name="T13">totalBottles 0</text:span></text:p>
      <text:p text:style-name="Standard" loext:marker-style-name="T11"><text:span text:style-name="T13"/></text:p>
      <text:p text:style-name="Standard" loext:marker-style-name="T11"><text:span text:style-name="T11"><text:s text:c="6"/># code to set value of variable totalPayout</text:span></text:p>
      <text:p text:style-name="Standard" loext:marker-style-name="T11"><text:span text:style-name="T11"><text:tab/></text:span><text:span text:style-name="T13">totalPayout = totalBottles<text:line-break/></text:span></text:p>
      <text:p text:style-name="Standard" loext:marker-style-name="T11"><text:span text:style-name="T11"><text:tab/># code to print the number of total bottles and total payout</text:span><text:span text:style-name="T11"/></text:p>
      <text:p text:style-name="P30" loext:marker-style-name="T11"><text:span text:style-name="T11"><text:s text:c="6"/></text:span><text:span text:style-name="T13">Display “</text:span><text:span text:style-name="T11">The total number of bottles collected is “ </text:span><text:span text:style-name="T13">totalBottles</text:span></text:p>
      <text:p text:style-name="P31" loext:marker-style-name="T10"><text:span text:style-name="T10">$ 247.5</text:span></text:p>
      <text:p text:style-name="P30" loext:marker-style-name="T11"><text:span text:style-name="T11"><text:tab/><text:tab/></text:span></text:p>
      <text:p text:style-name="Standard" loext:marker-style-name="T11"><text:span text:style-name="T11"><text:s text:c="6"/>Display "Do you want to enter another week’s worth of data?"</text:span><text:span text:style-name="T11"/></text:p>
      <text:p text:style-name="Standard" loext:marker-style-name="T11"><text:span text:style-name="T11"><text:s text:c="6"/>Display "(Enter y or n)"</text:span><text:span text:style-name="T11"/></text:p>
      <text:p text:style-name="P30" loext:marker-style-name="T11"><text:span text:style-name="T11"><text:s text:c="6"/>Input </text:span><text:span text:style-name="T13">keepGoing</text:span></text:p>
      <text:p text:style-name="Standard" loext:marker-style-name="T11"><text:span text:style-name="T11"><text:s text:c="3"/>End While<text:tab/></text:span></text:p>
      <text:p text:style-name="P14" loext:marker-style-name="T6"/>
      <text:p text:style-name="P21" loext:marker-style-name="T15"/>
      <text:p text:style-name="P19"><text:span text:style-name="T15">Step 4: <text:s/></text:span>In the pseudocode below, write the missing lines, including:</text:p>
      <text:list text:style-name="WWNum5">
        <text:list-item>
          <text:p text:style-name="P24">The 3 missing variable declarations and initializing them to 0</text:p>
        </text:list-item>
        <text:list-item>
          <text:p text:style-name="P24">The missing condition (Hint: should run seven iterations)</text:p>
        </text:list-item>
        <text:list-item>
          <text:p text:style-name="P24">The missing input variable </text:p>
        </text:list-item>
        <text:list-item>
          <text:p text:style-name="P24">The missing accumulator</text:p>
        </text:list-item>
        <text:list-item>
          <text:p text:style-name="P24">The increment statement for the counter</text:p>
        </text:list-item>
      </text:list>
      <text:p text:style-name="Standard"/>
      <text:p text:style-name="P12" loext:marker-style-name="T7"><text:span text:style-name="T7">// getBottles code</text:span><text:span text:style-name="T7"/></text:p>
      <text:p text:style-name="P12" loext:marker-style-name="T6"><text:span text:style-name="T6"><text:s text:c="4"/>NBR_OF_DAYS = 7</text:span><text:span text:style-name="T6"/></text:p>
      <text:p text:style-name="P12" loext:marker-style-name="T11"><text:span text:style-name="T6"><text:s text:c="4"/></text:span><text:span text:style-name="T11">// Declare and initialize totalBottles, todayBottles, counter to 0</text:span></text:p>
      <text:p text:style-name="P30" loext:marker-style-name="T7"><text:span text:style-name="T7"><text:s text:c="13"/>a. </text:span><text:span text:style-name="T8">totalBottles 0</text:span></text:p>
      <text:p text:style-name="P30" loext:marker-style-name="T7"><text:span text:style-name="T8"><text:tab/><text:tab/><text:tab/>todayBottles 0</text:span></text:p>
      <text:p text:style-name="P30" loext:marker-style-name="T7"><text:span text:style-name="T8"><text:tab/><text:tab/><text:tab/>counter 0</text:span></text:p>
      <text:p text:style-name="P16" loext:marker-style-name="T7"><text:span text:style-name="T7"/></text:p>
      <text:p text:style-name="P12" loext:marker-style-name="T7"><text:span text:style-name="T6"><text:s text:c="4"/>While </text:span><text:span text:style-name="T7">b._______________________________</text:span></text:p>
      <text:p text:style-name="Standard" loext:marker-style-name="T6"><text:span text:style-name="T6"><text:s text:c="13"/>Display "Enter number of bottles returned for day #</text:span>"<text:span text:style-name="T6">,</text:span></text:p>
      <text:p text:style-name="Standard" loext:marker-style-name="T6"><text:span text:style-name="T6"><text:s text:c="22"/>counter, </text:span>"<text:span text:style-name="T6">:</text:span>"</text:p>
      <text:p text:style-name="P30" loext:marker-style-name="T6"><text:span text:style-name="T6"><text:s text:c="13"/>Input </text:span></text:p>
      <text:p text:style-name="P30" loext:marker-style-name="T6"><text:span text:style-name="T7"><text:tab/><text:tab/> <text:s/>c. </text:span><text:span text:style-name="T8">get TotalBottles</text:span></text:p>
      <text:p text:style-name="P30" loext:marker-style-name="T6"><text:span text:style-name="T8"/></text:p>
      <text:p text:style-name="P33" loext:marker-style-name="T7"><text:span text:style-name="T7"><text:s text:c="13"/>d. Display "Enter number of bottles returned for day #",</text:span></text:p>
      <text:p text:style-name="P33" loext:marker-style-name="T6"><text:span text:style-name="T6"><text:s text:c="22"/>counter, </text:span>"<text:span text:style-name="T6">:</text:span>"<text:span text:style-name="T7"> </text:span></text:p>
      <text:p text:style-name="P33" loext:marker-style-name="T7"><text:span text:style-name="T7"><text:tab/><text:tab/> </text:span><text:span text:style-name="T9"><text:s/></text:span><text:span text:style-name="T7">e. </text:span><text:span text:style-name="T9">Display “The total paid out”</text:span></text:p>
      <text:p text:style-name="P17" loext:marker-style-name="T7"><text:span text:style-name="T7"/></text:p>
      <text:p text:style-name="P12" loext:marker-style-name="T6"><text:span text:style-name="T6"><text:tab/>End While</text:span><text:span text:style-name="T6"/></text:p>
      <text:p text:style-name="P12" loext:marker-style-name="T7"><text:span text:style-name="T6"><text:tab/></text:span><text:span text:style-name="T7"/></text:p>
      <text:p text:style-name="Standard"/>
      <text:p text:style-name="Standard"><text:span text:style-name="T15">Step 5: <text:s/></text:span>In the pseudocode below, write the missing lines, including:</text:p>
      <text:list text:style-name="WWNum6">
        <text:list-item>
          <text:p text:style-name="P25">The missing calculation</text:p>
        </text:list-item>
      </text:list>
      <text:p text:style-name="Standard"/>
      <text:p text:style-name="P12" loext:marker-style-name="T7"><text:span text:style-name="T7">// calcPayout code</text:span><text:span text:style-name="T7"/></text:p>
      <text:p text:style-name="P12" loext:marker-style-name="T6"><text:span text:style-name="T6"><text:s text:c="5"/>PAYOUT_PER_BOTTLE = .10</text:span><text:span text:style-name="T6"/></text:p>
      <text:p text:style-name="P12" loext:marker-style-name="T6"><text:span text:style-name="T6"><text:tab/>totalPayout = 0 // resets to 0 for multiple runs</text:span><text:span text:style-name="T6"/></text:p>
      <text:list text:continue-numbering="true" text:style-name="WWNum6">
        <text:list-item>
          <text:list>
            <text:list-item>
              <text:p text:style-name="P4" loext:marker-style-name="T6"><text:span text:style-name="T9">totalPayout = totalBottles <text:s/>* .10</text:span></text:p>
              <text:p text:style-name="P4" loext:marker-style-name="T6"><text:span text:style-name="T7"/></text:p>
            </text:list-item>
          </text:list>
        </text:list-item>
      </text:list>
      <text:p text:style-name="Standard"/>
      <text:p text:style-name="Standard"><text:span text:style-name="T15">Step 6: <text:s/></text:span>In the pseudocode below, write the missing lines, including:</text:p>
      <text:list text:style-name="WWNum1">
        <text:list-item>
          <text:p text:style-name="P26">The missing display statement</text:p>
        </text:list-item>
        <text:list-item>
          <text:p text:style-name="P26">The missing display statement</text:p>
        </text:list-item>
      </text:list>
      <text:p text:style-name="Standard"/>
      <text:p text:style-name="P12" loext:marker-style-name="T7"><text:span text:style-name="T7">// printInfo code</text:span><text:span text:style-name="T7"/></text:p>
      <text:p text:style-name="P34" loext:marker-style-name="T7"><text:span text:style-name="T7">a. print( 'The total number of bottles collected is ' + str( totalBottles )) <text:s text:c="28"/></text:span></text:p>
      <text:p text:style-name="P34" loext:marker-style-name="T7"><text:span text:style-name="T7"/></text:p>
      <text:p text:style-name="P34" loext:marker-style-name="T7"><text:span text:style-name="T7">b. print( f'The total paid out is $ {totalPayout:&gt;5.2f}') <text:s text:c="4"/></text:span><text:span text:style-name="T7"/></text:p>
      <text:p text:style-name="P9" loext:marker-style-name="T1"/>
      <text:p text:style-name="Standard" loext:marker-style-name="T2"><text:span text:style-name="T1">Module 5 Lab Part 3 – Python Code</text:span><text:span text:style-name="T1"/></text:p>
      <text:p text:style-name="P8" loext:marker-style-name="T2"/>
      <text:p text:style-name="Standard">Convert the Bottle Return program as developed above to Python code. <text:s/></text:p>
      <text:p text:style-name="Standard"/>
      <text:p text:style-name="Standard">Be sure to convert the variable names and the module/function names from <text:span text:style-name="T15">camelCase</text:span> to <text:span text:style-name="T15">snake_case</text:span> in your Python code. </text:p>
      <text:p text:style-name="Standard"/>
      <text:p text:style-name="Standard"/>
      <text:p text:style-name="Standard"/>
      <text:p text:style-name="Standard"><text:span text:style-name="T15">Step 1: <text:s/></text:span>Start Visual Studio Code. <text:s/>Prior to entering code, save your file by clicking on File and then Save. <text:s/>Select your location and save this file as <text:span text:style-name="T21">CIS129_YourName</text:span>_<text:span text:style-name="T20">Lab5.py</text:span>. <text:s/>Be sure to include the .py extension. <text:s/></text:p>
      <text:p text:style-name="Standard"/>
      <text:p text:style-name="Standard"><text:span text:style-name="T15">Step 2: <text:s/></text:span>Document the parts of the program: </text:p>
      <text:list text:style-name="WWNum4">
        <text:list-item>
          <text:p text:style-name="P28" loext:marker-style-name="T17"><text:span text:style-name="T18">The first few lines of your program to include your name, the date, and a brief description of what the program does. <text:s/></text:span><text:span text:style-name="T17"/></text:p>
        </text:list-item>
        <text:list-item>
          <text:p text:style-name="P28" loext:marker-style-name="T17"><text:span text:style-name="T18">The purpose of each section of code should be documented</text:span><text:span text:style-name="T17"/></text:p>
        </text:list-item>
        <text:list-item>
          <text:p text:style-name="P28" loext:marker-style-name="T17"><text:span text:style-name="T18">The purpose of each while-loop should be documented</text:span><text:span text:style-name="T17"/></text:p>
        </text:list-item>
      </text:list>
      <text:p text:style-name="P29" loext:marker-style-name="T17"/>
      <text:p text:style-name="Standard"/>
      <text:p text:style-name="Standard"><text:span text:style-name="T15">Step</text:span> <text:span text:style-name="T15">3: <text:s/></text:span>Start your program with the following code for main: <text:s/></text:p>
      <text:p text:style-name="Standard"/>
      <text:p text:style-name="P12" loext:marker-style-name="T6"><text:span text:style-name="T6"># Lab 5 The Bottle Return Program</text:span><text:span text:style-name="T6"/></text:p>
      <text:p text:style-name="P14" loext:marker-style-name="T6"/>
      <text:p text:style-name="P20" loext:marker-style-name="T11"><text:span text:style-name="T14"># Step 1: Declare variables below</text:span><text:span text:style-name="T11"> </text:span></text:p>
      <text:p text:style-name="P20" loext:marker-style-name="T11"><text:span text:style-name="T11">totalBottles = 0 <text:s text:c="3"/># accumulated bottle values.</text:span></text:p>
      <text:p text:style-name="P20" loext:marker-style-name="T11"><text:span text:style-name="T11">counter = 1 <text:s text:c="8"/># loop control counter.</text:span></text:p>
      <text:p text:style-name="P20" loext:marker-style-name="T11"><text:span text:style-name="T11">todayBottles = 0 <text:s text:c="3"/># number of bottles returned on a day.</text:span></text:p>
      <text:p text:style-name="P20" loext:marker-style-name="T11"><text:span text:style-name="T11">totalPayout = 0 <text:s text:c="4"/># calculated value of totalBottles times .10.</text:span></text:p>
      <text:p text:style-name="P20" loext:marker-style-name="T11"><text:span text:style-name="T11">keepGoing = "y" <text:s text:c="4"/># continue running program flag.</text:span></text:p>
      <text:p text:style-name="P20" loext:marker-style-name="T11"><text:span text:style-name="T11"/></text:p>
      <text:p text:style-name="Standard" loext:marker-style-name="T11"><text:span text:style-name="T11"><text:s text:c="3"/><text:tab/># </text:span><text:span text:style-name="T14">Step 2: Loop to run program again</text:span></text:p>
      <text:p text:style-name="P33" loext:marker-style-name="T11"><text:span text:style-name="T14"><text:s text:c="6"/>while counter &lt;= 7:</text:span></text:p>
      <text:p text:style-name="P33" loext:marker-style-name="T11"><text:span text:style-name="T14"><text:s/><text:tab/>totalBottles, totalPayout = getProcessAWeeksDate( totalBottles, todayBottles ) </text:span></text:p>
      <text:p text:style-name="P33" loext:marker-style-name="T11"><text:span text:style-name="T14"><text:tab/>counter += 1 <text:s text:c="89"/><text:tab/># end of inner while</text:span></text:p>
      <text:p text:style-name="Standard" loext:marker-style-name="T11"><text:span text:style-name="T14"/></text:p>
      <text:p text:style-name="Standard" loext:marker-style-name="T11"><text:span text:style-name="T14"><text:s text:c="4"/><text:tab/># code to print the number of total bottles and total payout</text:span></text:p>
      <text:p text:style-name="Standard" loext:marker-style-name="T11"><text:span text:style-name="T14"><text:s text:c="4"/><text:tab/>print( 'The total number of bottles collected is ' + str( totalBottles ))</text:span></text:p>
      <text:p text:style-name="Standard" loext:marker-style-name="T11"><text:span text:style-name="T14"><text:s text:c="4"/><text:tab/>print( f'The total paid out is $ {totalPayout:&gt;5.2f}')</text:span></text:p>
      <text:p text:style-name="Standard" loext:marker-style-name="T11"><text:span text:style-name="T14"><text:s text:c="4"/><text:tab/>keepGoing = input( "Do you want to enter another week?\n(Enter y or n): " )</text:span></text:p>
      <text:p text:style-name="Standard" loext:marker-style-name="T11"><text:span text:style-name="T11"><text:s text:c="3"/><text:tab/></text:span><text:span text:style-name="T11"/></text:p>
      <text:p text:style-name="P19"><text:span text:style-name="T15">Step 4: <text:s/></text:span>Click Run and Run Module to see how your program processes. <text:s/>Test with the exact values below to verify the expected output:</text:p>
      <text:p text:style-name="Standard"/>
      <text:p text:style-name="Standard"/>
      <text:p text:style-name="P12" loext:marker-style-name="T10"><text:span text:style-name="T10">&gt;&gt;&gt; </text:span><text:span text:style-name="T10"/></text:p>
      <text:p text:style-name="P12" loext:marker-style-name="T10"><text:span text:style-name="T10">Enter number of bottles for day #1: 346</text:span><text:span text:style-name="T10"/></text:p>
      <text:p text:style-name="P12" loext:marker-style-name="T10"><text:span text:style-name="T10">Enter number of bottles for day #2: 238</text:span><text:span text:style-name="T10"/></text:p>
      <text:p text:style-name="P12" loext:marker-style-name="T10"><text:span text:style-name="T10">Enter number of bottles for day #3: 638</text:span><text:span text:style-name="T10"/></text:p>
      <text:p text:style-name="P12" loext:marker-style-name="T10"><text:span text:style-name="T10">Enter number of bottles for day #4: 890</text:span><text:span text:style-name="T10"/></text:p>
      <text:p text:style-name="P12" loext:marker-style-name="T10"><text:span text:style-name="T10">Enter number of bottles for day #5: 1035</text:span><text:span text:style-name="T10"/></text:p>
      <text:p text:style-name="P12" loext:marker-style-name="T10"><text:span text:style-name="T10">Enter number of bottles for day #6: 899</text:span><text:span text:style-name="T10"/></text:p>
      <text:p text:style-name="P12" loext:marker-style-name="T10"><text:span text:style-name="T10">Enter number of bottles for day #7: 536</text:span><text:span text:style-name="T10"/></text:p>
      <text:p text:style-name="P18" loext:marker-style-name="T10"/>
      <text:p text:style-name="P12" loext:marker-style-name="T10"><text:span text:style-name="T10">The total number of bottles collected is 4582</text:span><text:span text:style-name="T10"/></text:p>
      <text:p text:style-name="P12" loext:marker-style-name="T10"><text:span text:style-name="T10">The total paid out is $ 458.2</text:span><text:span text:style-name="T10"/></text:p>
      <text:p text:style-name="P18" loext:marker-style-name="T10"/>
      <text:p text:style-name="P12" loext:marker-style-name="T10"><text:span text:style-name="T10">Do you want to enter another week’s worth of data? </text:span><text:span text:style-name="T10"/></text:p>
      <text:p text:style-name="P12" loext:marker-style-name="T10"><text:span text:style-name="T10">(Enter y or n): y</text:span><text:span text:style-name="T10"/></text:p>
      <text:p text:style-name="P18" loext:marker-style-name="T10"/>
      <text:p text:style-name="P12" loext:marker-style-name="T10"><text:span text:style-name="T10">Enter number of bottles for day #1: 425</text:span><text:span text:style-name="T10"/></text:p>
      <text:p text:style-name="P12" loext:marker-style-name="T10"><text:span text:style-name="T10">Enter number of bottles for day #2: 342</text:span><text:span text:style-name="T10"/></text:p>
      <text:p text:style-name="P12" loext:marker-style-name="T10"><text:span text:style-name="T10">Enter number of bottles for day #3: 235</text:span><text:span text:style-name="T10"/></text:p>
      <text:p text:style-name="P12" loext:marker-style-name="T10"><text:span text:style-name="T10">Enter number of bottles for day #4: 539</text:span><text:span text:style-name="T10"/></text:p>
      <text:p text:style-name="P12" loext:marker-style-name="T10"><text:span text:style-name="T10">Enter number of bottles for day #5: 485</text:span><text:span text:style-name="T10"/></text:p>
      <text:p text:style-name="P12" loext:marker-style-name="T10"><text:span text:style-name="T10">Enter number of bottles for day #6: 321</text:span><text:span text:style-name="T10"/></text:p>
      <text:p text:style-name="P12" loext:marker-style-name="T10"><text:span text:style-name="T10">Enter number of bottles for day #7: 128</text:span><text:span text:style-name="T10"/></text:p>
      <text:p text:style-name="P18" loext:marker-style-name="T10"/>
      <text:p text:style-name="P12" loext:marker-style-name="T10"><text:span text:style-name="T10">The total number of bottles collected is 2475</text:span><text:span text:style-name="T10"/></text:p>
      <text:p text:style-name="P12" loext:marker-style-name="T10"><text:span text:style-name="T10">The total paid out is $ 247.5</text:span><text:span text:style-name="T10"/></text:p>
      <text:p text:style-name="P18" loext:marker-style-name="T10"/>
      <text:p text:style-name="P12" loext:marker-style-name="T10"><text:span text:style-name="T10">Do you want to enter another week’s worth of data? </text:span><text:span text:style-name="T10"/></text:p>
      <text:p text:style-name="P12" loext:marker-style-name="T10"><text:span text:style-name="T10">(Enter y or n): n</text:span><text:span text:style-name="T10"/></text:p>
      <text:p text:style-name="P12" loext:marker-style-name="T10"><text:span text:style-name="T10">&gt;&gt;&gt;</text:span><text:span text:style-name="T10"/></text:p>
      <text:p text:style-name="P18" loext:marker-style-name="T10"/>
      <text:p text:style-name="P21" loext:marker-style-name="T15"/>
      <text:p text:style-name="Standard"><text:span text:style-name="T15">Step 5: </text:span>Does the output of your program look EXACTLY like the above sample output?</text:p>
      <text:p text:style-name="P21" loext:marker-style-name="T15"/>
      <text:p text:style-name="Standard"><text:span text:style-name="T15">Step</text:span> 6<text:span text:style-name="T15">: <text:s/></text:span><text:span text:style-name="T22">Submit this completed word document and .py source file to D2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position="0% 100%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position="0% 100%"/>
    </style:style>
    <style:style style:name="ListLabel_20_56" style:display-name="ListLabel 56" style:family="text">
      <style:text-properties style:text-position="0% 100%"/>
    </style:style>
    <style:style style:name="ListLabel_20_57" style:display-name="ListLabel 57" style:family="text">
      <style:text-properties style:text-position="0% 100%"/>
    </style:style>
    <style:style style:name="ListLabel_20_58" style:display-name="ListLabel 58" style:family="text">
      <style:text-properties style:text-position="0% 100%"/>
    </style:style>
    <style:style style:name="ListLabel_20_59" style:display-name="ListLabel 59" style:family="text">
      <style:text-properties style:text-position="0% 100%"/>
    </style:style>
    <style:style style:name="ListLabel_20_60" style:display-name="ListLabel 60" style:family="text">
      <style:text-properties style:text-position="0% 100%"/>
    </style:style>
    <style:style style:name="ListLabel_20_61" style:display-name="ListLabel 61" style:family="text">
      <style:text-properties style:text-position="0% 100%"/>
    </style:style>
    <style:style style:name="ListLabel_20_62" style:display-name="ListLabel 62" style:family="text">
      <style:text-properties style:text-position="0% 100%"/>
    </style:style>
    <style:style style:name="ListLabel_20_63" style:display-name="ListLabel 63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7083in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083in"/>
        </style:list-level-properties>
        <style:text-properties style:font-name="Courier New2"/>
      </text:list-level-style-bullet>
      <text:list-level-style-bullet text:level="3" text:style-name="ListLabel_20_2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083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083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083in"/>
        </style:list-level-properties>
        <style:text-properties style:font-name="Courier New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08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083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083in"/>
        </style:list-level-properties>
        <style:text-properties style:font-name="Courier New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083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752in" fo:margin-left="1.375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3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creation-date>2024-01-17T19:08:00</meta:creation-date>
    <dc:date>2024-10-11T14:51:01.446000000</dc:date>
    <meta:editing-duration>PT38M13S</meta:editing-duration>
    <meta:generator>LibreOffice/24.2.3.2$Windows_X86_64 LibreOffice_project/433d9c2ded56988e8a90e6b2e771ee4e6a5ab2ba</meta:generator>
    <meta:document-statistic meta:table-count="2" meta:image-count="0" meta:object-count="0" meta:page-count="8" meta:paragraph-count="220" meta:word-count="1851" meta:character-count="11098" meta:non-whitespace-character-count="8902"/>
    <meta:user-defined meta:name="AppVersion">16.0000</meta:user-defined>
    <meta:template xlink:type="simple" xlink:actuate="onRequest" xlink:title="Normal.dotm" xlink:href=""/>
  </office:meta>
</office:document-meta>
</file>